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4.098cm"/>
    </style:style>
    <style:style style:name="Tabla1.B" style:family="table-column">
      <style:table-column-properties style:column-width="5.05cm"/>
    </style:style>
    <style:style style:name="Tabla1.C" style:family="table-column">
      <style:table-column-properties style:column-width="7.853cm"/>
    </style:style>
    <style:style style:name="Tab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style>
    <style:style style:name="P11" style:family="paragraph" style:parent-style-name="Text_20_body" style:list-style-name="L5">
      <style:paragraph-properties fo:margin-top="0cm" fo:margin-bottom="0cm"/>
    </style:style>
    <style:style style:name="P12" style:family="paragraph" style:parent-style-name="Text_20_body" style:list-style-name="L6">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 afirmación sobre que la comunicación entre PCs surgió porque se "dumpeó" la BIOS del IBM PC hace referencia a un evento clave en la historia de la informática, específicamente relacionado con la interoperabilidad y la estandarización de los ordenadores personales. Veamos esto en detalle:</text:p>
      <text:h text:style-name="Heading_20_3" text:outline-level="3">Contexto Histórico</text:h>
      <text:p text:style-name="Text_20_body">Cuando IBM lanzó el IBM PC en 1981, se convirtió en un estándar de facto en el mercado de los ordenadores personales. Uno de los elementos clave del IBM PC era su <text:span text:style-name="Strong_20_Emphasis">BIOS (Basic Input/Output System)</text:span>, que servía como una interfaz entre el hardware y el software. La BIOS contenía el código necesario para inicializar el hardware y proporcionar servicios básicos al sistema operativo y al software.</text:p>
      <text:h text:style-name="Heading_20_3" text:outline-level="3">El Problema de la BIOS</text:h>
      <text:p text:style-name="Text_20_body">La BIOS del IBM PC era propietaria y estaba protegida por derechos de autor, lo que significaba que otras compañías no podían fabricar ordenadores compatibles con el IBM PC sin violar la propiedad intelectual de IBM. Esto limitaba la interoperabilidad entre dispositivos y la competencia en el mercado de PCs.</text:p>
      <text:h text:style-name="Heading_20_3" text:outline-level="3">El Dumping de la BIOS</text:h>
      <text:p text:style-name="Text_20_body">Algunas compañías lograron "dumpear" (copiar el contenido) de la BIOS del IBM PC mediante ingeniería inversa. Esto permitió analizar y entender cómo funcionaba. Sin embargo, copiarla directamente sería ilegal, así que los fabricantes buscaron formas legales de recrear su funcionalidad.</text:p>
      <text:h text:style-name="Heading_20_3" text:outline-level="3">Creación de Clones Compatibles</text:h>
      <text:p text:style-name="Text_20_body">El momento decisivo llegó cuando <text:span text:style-name="Strong_20_Emphasis">Compaq y otras empresas</text:span> utilizaron técnicas de ingeniería inversa para crear una BIOS que replicaba la funcionalidad de la BIOS de IBM sin infringir sus derechos de autor. Este proceso implicaba un enfoque "limpio":</text:p>
      <text:list xml:id="list2865413449108320646" text:style-name="L1">
        <text:list-item>
          <text:p text:style-name="P7">Un equipo analizaba la BIOS original y creaba documentación funcional.</text:p>
        </text:list-item>
        <text:list-item>
          <text:p text:style-name="P1">Otro equipo, sin acceso a la BIOS original, desarrollaba una nueva BIOS basada únicamente en esa documentación.</text:p>
        </text:list-item>
      </text:list>
      <text:p text:style-name="Text_20_body">Este proceso permitió que otras compañías fabricaran <text:span text:style-name="Strong_20_Emphasis">clones compatibles con IBM PC</text:span>, lo que a su vez abrió el mercado de los PCs a un ecosistema más amplio.</text:p>
      <text:h text:style-name="Heading_20_3" text:outline-level="3">Impacto en la Comunicación entre PCs</text:h>
      <text:p text:style-name="Text_20_body">Al estandarizarse el hardware gracias a los clones compatibles, surgió un ecosistema donde los PCs podían <text:span text:style-name="Strong_20_Emphasis">interoperar fácilmente</text:span>, ya que compartían características técnicas comunes. Esto facilitó el desarrollo de:</text:p>
      <text:list xml:id="list1378292376179530170" text:style-name="L2">
        <text:list-item>
          <text:p text:style-name="P8">Redes locales (LAN).</text:p>
        </text:list-item>
        <text:list-item>
          <text:p text:style-name="P8">Protocolos de comunicación como TCP/IP.</text:p>
        </text:list-item>
        <text:list-item>
          <text:p text:style-name="P2">Software multiplataforma.</text:p>
        </text:list-item>
      </text:list>
      <text:p text:style-name="Text_20_body">La interoperabilidad resultante impulsó el auge de la informática personal, las redes y, en última instancia, el acceso masivo a internet.</text:p>
      <text:h text:style-name="Heading_20_3" text:outline-level="3">En Resumen</text:h>
      <text:p text:style-name="Text_20_body">El "dumpeo" de la BIOS del IBM PC marcó un punto de inflexión porque abrió el camino para la <text:soft-page-break/>creación de un ecosistema estándar y accesible, donde los PCs podían comunicarse entre sí. Esto catalizó el desarrollo de redes, software interoperable y, en general, la expansión del mercado de los ordenadores personales.</text:p>
      <text:p text:style-name="Standard"/>
      <text:p text:style-name="Standard"/>
      <text:p text:style-name="Text_20_body">Los comandos indicados son variantes del comando <text:span text:style-name="Source_20_Text">dir</text:span> de Windows, que se utiliza para listar el contenido de directorios. A continuación, desglosaré cada uno, explicando su funcionalidad, parámetros, y uso habitual:</text:p>
      <text:p text:style-name="Horizontal_20_Line"/>
      <text:h text:style-name="Heading_20_3" text:outline-level="3">1. <text:span text:style-name="Strong_20_Emphasis">Comando: </text:span><text:span text:style-name="Strong_20_Emphasis"><text:span text:style-name="Source_20_Text">dir cookie.*.* /s /p</text:span></text:span></text:h>
      <text:h text:style-name="Heading_20_4" text:outline-level="4"><text:span text:style-name="Strong_20_Emphasis">Desglose</text:span>:</text:h>
      <text:list xml:id="list3843416055580012082" text:style-name="L3">
        <text:list-item>
          <text:p text:style-name="P9"><text:span text:style-name="Strong_20_Emphasis"><text:span text:style-name="Source_20_Text">dir</text:span></text:span>: Es el comando principal utilizado para listar los archivos y directorios en una ubicación específica.</text:p>
        </text:list-item>
        <text:list-item>
          <text:p text:style-name="P9"><text:span text:style-name="Strong_20_Emphasis"><text:span text:style-name="Source_20_Text">cookie.*.*</text:span></text:span>: Especifica un patrón de búsqueda. En este caso:</text:p>
          <text:list>
            <text:list-item>
              <text:p text:style-name="P9"><text:span text:style-name="Strong_20_Emphasis"><text:span text:style-name="Source_20_Text">cookie</text:span></text:span>: Busca archivos cuyo nombre comience con "cookie".</text:p>
            </text:list-item>
            <text:list-item>
              <text:p text:style-name="P9"><text:span text:style-name="Strong_20_Emphasis"><text:span text:style-name="Source_20_Text">.*.*</text:span></text:span>: Indica que puede haber cualquier extensión, incluyendo nombres con múltiples puntos (por ejemplo, <text:span text:style-name="Source_20_Text">cookie.log.txt</text:span> o <text:span text:style-name="Source_20_Text">cookie.abc.def</text:span>).</text:p>
            </text:list-item>
          </text:list>
        </text:list-item>
        <text:list-item>
          <text:p text:style-name="P9"><text:span text:style-name="Strong_20_Emphasis"><text:span text:style-name="Source_20_Text">/s</text:span></text:span>: Busca en el directorio actual y todos sus subdirectorios.</text:p>
        </text:list-item>
        <text:list-item>
          <text:p text:style-name="P3"><text:span text:style-name="Strong_20_Emphasis"><text:span text:style-name="Source_20_Text">/p</text:span></text:span>: Muestra los resultados página por página, deteniéndose después de cada pantalla llena de resultados para facilitar la lectura.</text:p>
        </text:list-item>
      </text:list>
      <text:h text:style-name="Heading_20_4" text:outline-level="4"><text:span text:style-name="Strong_20_Emphasis">Función</text:span>:</text:h>
      <text:p text:style-name="Text_20_body">Busca todos los archivos en el directorio actual y sus subdirectorios que cumplan con el patrón <text:span text:style-name="Source_20_Text">cookie.*.*</text:span> y los muestra de forma paginada.</text:p>
      <text:h text:style-name="Heading_20_4" text:outline-level="4"><text:span text:style-name="Strong_20_Emphasis">Usabilidad habitual</text:span>:</text:h>
      <text:list xml:id="list6338945218083850322" text:style-name="L4">
        <text:list-item>
          <text:p text:style-name="P10">Este comando se usa para localizar archivos específicos relacionados con cookies en un sistema de archivos, útil en tareas de auditoría o limpieza.</text:p>
        </text:list-item>
        <text:list-item>
          <text:p text:style-name="P4">Puede ser útil para desarrolladores, administradores de sistemas o personas que investigan rastros de actividad web en el sistema.</text:p>
        </text:list-item>
      </text:list>
      <text:p text:style-name="Horizontal_20_Line"/>
      <text:h text:style-name="Heading_20_3" text:outline-level="3">2. <text:span text:style-name="Strong_20_Emphasis">Comando: </text:span><text:span text:style-name="Strong_20_Emphasis"><text:span text:style-name="Source_20_Text">dir index.dat /s /p /a</text:span></text:span></text:h>
      <text:h text:style-name="Heading_20_4" text:outline-level="4"><text:span text:style-name="Strong_20_Emphasis">Desglose</text:span>:</text:h>
      <text:list xml:id="list3068946524354457578" text:style-name="L5">
        <text:list-item>
          <text:p text:style-name="P11"><text:span text:style-name="Strong_20_Emphasis"><text:span text:style-name="Source_20_Text">dir</text:span></text:span>: Comando principal para listar archivos y directorios.</text:p>
        </text:list-item>
        <text:list-item>
          <text:p text:style-name="P11"><text:span text:style-name="Strong_20_Emphasis"><text:span text:style-name="Source_20_Text">index.dat</text:span></text:span>: Busca archivos específicos llamados <text:span text:style-name="Source_20_Text">index.dat</text:span>. Este archivo está relacionado con datos almacenados por navegadores web antiguos como Internet Explorer.</text:p>
        </text:list-item>
        <text:list-item>
          <text:p text:style-name="P11"><text:span text:style-name="Strong_20_Emphasis"><text:span text:style-name="Source_20_Text">/s</text:span></text:span>: Busca en el directorio actual y todos sus subdirectorios.</text:p>
        </text:list-item>
        <text:list-item>
          <text:p text:style-name="P11"><text:span text:style-name="Strong_20_Emphasis"><text:span text:style-name="Source_20_Text">/p</text:span></text:span>: Muestra los resultados página por página, útil si hay muchos resultados.</text:p>
        </text:list-item>
        <text:list-item>
          <text:p text:style-name="P5"><text:span text:style-name="Strong_20_Emphasis"><text:span text:style-name="Source_20_Text">/a</text:span></text:span>: Incluye todos los archivos, independientemente de sus atributos (archivos ocultos, de sistema, de solo lectura, etc.).</text:p>
        </text:list-item>
      </text:list>
      <text:h text:style-name="Heading_20_4" text:outline-level="4"><text:soft-page-break/><text:span text:style-name="Strong_20_Emphasis">Función</text:span>:</text:h>
      <text:p text:style-name="Text_20_body">Busca todos los archivos llamados <text:span text:style-name="Source_20_Text">index.dat</text:span> en el directorio actual y sus subdirectorios, incluyendo archivos ocultos y del sistema, y los muestra de forma paginada.</text:p>
      <text:h text:style-name="Heading_20_4" text:outline-level="4"><text:span text:style-name="Strong_20_Emphasis">Usabilidad habitual</text:span>:</text:h>
      <text:list xml:id="list2147059852762060356" text:style-name="L6">
        <text:list-item>
          <text:p text:style-name="P12">Este comando suele emplearse en tareas de análisis forense, limpieza de datos antiguos, o resolución de problemas relacionados con el historial de navegación de Internet Explorer.</text:p>
        </text:list-item>
        <text:list-item>
          <text:p text:style-name="P6">También es útil para identificar archivos que el sistema podría estar ocultando al usuario normal.</text:p>
        </text:list-item>
      </text:list>
      <text:p text:style-name="Horizontal_20_Line"/>
      <text:h text:style-name="Heading_20_3" text:outline-level="3"><text:span text:style-name="Strong_20_Emphasis">Comparativa y ejemplos de uso</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ext:span text:style-name="Strong_20_Emphasis">Comando</text:span></text:p>
            </table:table-cell>
            <table:table-cell table:style-name="Tabla1.A1" office:value-type="string">
              <text:p text:style-name="Table_20_Heading"><text:span text:style-name="Strong_20_Emphasis">Uso principal</text:span></text:p>
            </table:table-cell>
            <table:table-cell table:style-name="Tabla1.A1" office:value-type="string">
              <text:p text:style-name="Table_20_Heading"><text:span text:style-name="Strong_20_Emphasis">Caso de uso</text:span></text:p>
            </table:table-cell>
          </table:table-row>
        </table:table-header-rows>
        <table:table-row>
          <table:table-cell table:style-name="Tabla1.A1" office:value-type="string">
            <text:p text:style-name="Table_20_Contents"><text:span text:style-name="Source_20_Text">dir cookie.*.* /s /p</text:span></text:p>
          </table:table-cell>
          <table:table-cell table:style-name="Tabla1.A1" office:value-type="string">
            <text:p text:style-name="Table_20_Contents">Busca archivos relacionados con cookies</text:p>
          </table:table-cell>
          <table:table-cell table:style-name="Tabla1.A1" office:value-type="string">
            <text:p text:style-name="Table_20_Contents">Auditorías para localizar cookies residuales en un sistema o verificar actividad específica.</text:p>
          </table:table-cell>
        </table:table-row>
        <table:table-row>
          <table:table-cell table:style-name="Tabla1.A1" office:value-type="string">
            <text:p text:style-name="Table_20_Contents"><text:span text:style-name="Source_20_Text">dir index.dat /s /p /a</text:span></text:p>
          </table:table-cell>
          <table:table-cell table:style-name="Tabla1.A1" office:value-type="string">
            <text:p text:style-name="Table_20_Contents">Localiza archivos de historial o datos almacenados</text:p>
          </table:table-cell>
          <table:table-cell table:style-name="Tabla1.A1" office:value-type="string">
            <text:p text:style-name="Table_20_Contents">Limpieza de archivos históricos de navegadores antiguos o análisis forense.</text:p>
          </table:table-cell>
        </table:table-row>
      </table:table>
      <text:p text:style-name="Text_20_body">Ambos comandos son potentes en sistemas de administración y resolución de problemas, especialmente en contextos de búsqueda de archivos específic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nyHat </meta:initial-creator>
    <meta:creation-date>2024-11-20T14:36:11.42</meta:creation-date>
    <meta:document-statistic meta:table-count="1" meta:image-count="0" meta:object-count="0" meta:page-count="3" meta:paragraph-count="57" meta:word-count="855" meta:character-count="5520"/>
    <dc:date>2024-11-21T12:28:40.16</dc:date>
    <dc:creator>GrenyHat </dc:creator>
    <meta:editing-duration>PT21H37M18S</meta:editing-duration>
    <meta:editing-cycles>1</meta:editing-cycles>
    <meta:generator>OpenOffice/4.1.14$Win32 OpenOffice.org_project/4114m1$Build-9811</meta:generator>
  </office:meta>
</office:document-meta>
</file>